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ver sheet tit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tit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20:42:45.311422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6T20:43:08.805459898</dc:date>
    <meta:editing-duration>PT3M51S</meta:editing-duration>
    <meta:editing-cycles>4</meta:editing-cycles>
    <meta:generator>LibreOffice/7.0.6.2$MacOSX_X86_64 LibreOffice_project/144abb84a525d8e30c9dbbefa69cbbf2d8d4ae3b</meta:generator>
    <meta:document-statistic meta:table-count="2" meta:cell-count="20" meta:object-count="0"/>
  </office:meta>
</office:document-meta>
</file>